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09a0" officeooo:paragraph-rsid="001909a0" style:font-size-asian="12.25pt" style:font-size-complex="14pt"/>
    </style:style>
    <style:style style:name="P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2pt" officeooo:rsid="001909a0" officeooo:paragraph-rsid="001909a0" style:font-size-asian="10.5pt" style:font-size-complex="12pt"/>
    </style:style>
    <style:style style:name="P3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4pt" officeooo:rsid="001909a0" officeooo:paragraph-rsid="001909a0" style:font-size-asian="12.25pt" style:font-size-complex="14pt"/>
    </style:style>
    <style:style style:name="T1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ner Imge</text:p>
      <text:p text:style-name="P1"><text:tab/></text:p>
      <text:p text:style-name="P1"><text:span text:style-name="T1"><text:tab/>Edit /etc/motd and paste the image banner.</text:span></text:p>
      <text:p text:style-name="P1"><text:span text:style-name="T1"><text:tab/>Change permission <text:s/>to 600 /etc/update-motd.d</text:span></text:p>
      <text:p text:style-name="P1"><text:span text:style-name="T1"><text:tab/>To remove documentain and sys information run apt-get remove –purge landscape-common</text:span></text:p>
      <text:p text:style-name="P1"><text:span text:style-name="T1"><text:tab/></text:span></text:p>
      <text:p text:style-name="P2"/>
      <text:p text:style-name="P1"/>
      <text:p text:style-name="P1"/>
      <text:p text:style-name="P1">SSH key</text:p>
      <text:p text:style-name="P1"><text:span text:style-name="T1"><text:tab/></text:span></text:p>
      <text:p text:style-name="P1"><text:span text:style-name="T1"><text:tab/>Genrate ssh key </text:span></text:p>
      <text:p text:style-name="P1"><text:span text:style-name="T1"><text:tab/>paste the key in client machine in .ssh/authorized_keys</text:span></text:p>
      <text:p text:style-name="P1"><text:span text:style-name="T1"><text:tab/>Edit /etc/ssh/sshd_config to password no</text:span></text:p>
      <text:p text:style-name="P1"><text:span text:style-name="T1"><text:tab/></text:span></text:p>
      <text:p text:style-name="P3"/>
      <text:p text:style-name="P1"/>
      <text:p text:style-name="P1">Shell Script Commands</text:p>
      <text:p text:style-name="P1"/>
      <text:p text:style-name="P1"><text:tab/><text:span text:style-name="T1">sudo su - <text:s text:c="4"/>-&gt; <text:s text:c="3"/>for root</text:span></text:p>
      <text:p text:style-name="P1"><text:span text:style-name="T1"><text:tab/>useradd [name] <text:s text:c="2"/>-&gt; to add usernasme</text:span></text:p>
      <text:p text:style-name="P1"><text:span text:style-name="T1"><text:tab/>passwd [name] <text:s/>-&gt; set password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4:45:32.653327886</meta:creation-date>
    <dc:date>2016-12-06T14:55:41.099506100</dc:date>
    <meta:editing-duration>P0D</meta:editing-duration>
    <meta:editing-cycles>1</meta:editing-cycles>
    <meta:document-statistic meta:table-count="0" meta:image-count="0" meta:object-count="0" meta:page-count="1" meta:paragraph-count="16" meta:word-count="63" meta:character-count="427" meta:non-whitespace-character-count="351"/>
    <meta:generator>LibreOffice/4.2.8.2$Linux_X86_64 LibreOffice_project/420m0$Build-2</meta:generator>
  </office:meta>
</office:document-meta>
</file>